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system" style:font-pitch="variable"/>
    <style:font-face style:name="F" svg:font-family="" style:font-family-generic="system" style:font-pitch="variable"/>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ource Sans Pro" svg:font-family="'Source Sans Pro'"/>
  </office:font-face-decls>
  <office:automatic-styles>
    <style:style style:name="P1" style:family="paragraph" style:parent-style-name="Standard">
      <style:text-properties style:font-name="Source Sans Pro"/>
    </style:style>
    <style:style style:name="P2" style:family="paragraph" style:parent-style-name="Standard">
      <style:text-properties officeooo:rsid="000b0233"/>
    </style:style>
    <style:style style:name="T1" style:family="text">
      <style:text-properties style:font-name="Source Sans Pro"/>
    </style:style>
    <style:style style:name="T2" style:family="text">
      <style:text-properties style:font-name="Source Sans Pro" officeooo:rsid="00091669"/>
    </style:style>
    <style:style style:name="T3" style:family="text">
      <style:text-properties officeooo:rsid="00091669"/>
    </style:style>
    <style:style style:name="T4" style:family="text">
      <style:text-properties officeooo:rsid="000a2a78"/>
    </style:style>
    <style:style style:name="T5" style:family="text">
      <style:text-properties officeooo:rsid="000a42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p>
      <text:p text:style-name="Standard"><text:span text:style-name="T1">Github : armes spéciales fléau et fouet</text:span></text:p>
      <text:p text:style-name="P1"/>
      <text:p text:style-name="P1"/>
      <text:p text:style-name="Standard"><text:span text:style-name="T1">Cr</text:span><text:span text:style-name="T2">é</text:span><text:span text:style-name="T1">ation et évolution de personnage</text:span></text:p>
      <text:p text:style-name="Standard"><text:span text:style-name="T1">Le UP!Lite utilise les mêmes règles pour créer un personnage que pour le faire évoluer par la suite au cours des parties. La mesure de la puissance d’un personnage se chiffre en points d’expérience (XP).</text:span></text:p>
      <text:p text:style-name="Standard"><text:span text:style-name="T1">Un joueur utilise des XP pour augmenter les rangs des caractéristiques principales de son personnage. Il faut alors recalculer les valeurs des caractéristiques secondaires qui en découlent.</text:span></text:p>
      <text:p text:style-name="P1"/>
      <text:p text:style-name="Standard"><text:span text:style-name="T1">Création</text:span></text:p>
      <text:p text:style-name="Standard"><text:span text:style-name="T1">Rangs à la création : avant de recevoir ses premiers XP, un personnage possède d’ores et déjà un rang dans chaque domaine ainsi qu’un rang dans chacun de ses traits (les compétences ne possèdent pas de rang à la création).</text:span></text:p>
      <text:p text:style-name="Standard"><text:span text:style-name="T1">En effet, la plupart des adultes ne sont pas complètement démunis dans les domaines de base et ont au moins le minimum humain dans leurs traits.</text:span></text:p>
      <text:p text:style-name="P1"/>
      <text:p text:style-name="Standard"><text:span text:style-name="T1">XP de création : à la création, juste après avoir reçu son rang initial dans les domaines et traits, un personnage gagne 150XP que son joueur peut désormais dépenser, suivant les règles normales de progression (voir plus loin), pour améliorer ses caractéristiques principales.</text:span></text:p>
      <text:p text:style-name="Standard">Création de Cnaeus et <text:span text:style-name="T3">É</text:span>leuthéria : au fur et à mesure de cette section j’accompagnerais la présentation des règles par la création de Cnaeus et Éleuthéria, car les personnages de l’aventure libre ont été créés en suivant strictement les règles.</text:p>
      <text:p text:style-name="Standard">A ce stade, Cnaeus et Éleuthéria possèdent donc tous les traits et tous les domaines au rang 1, aucun rang dans aucune compétence et disposent chacun de 150XP non dépensés.</text:p>
      <text:p text:style-name="Standard"/>
      <text:p text:style-name="Standard">Progression</text:p>
      <text:p text:style-name="Standard">Pour toutes les caractéristiques, acquérir un rang nécessite d’avoir au préalable acquis tous les rangs précédents.</text:p>
      <text:p text:style-name="Standard">Exemple : passer du rang 1 au rang 3 en coordination nécessite d’acheter le rang 2 (le rang 1 étant, comme indiqué plus haut, fourni dès la création).</text:p>
      <text:p text:style-name="Standard">Le coût exact dépend de la caractéristique en question.</text:p>
      <text:p text:style-name="Standard"/>
      <text:p text:style-name="Standard">Traits : l’augmentation des traits se fait à un coût de :</text:p>
      <text:p text:style-name="Standard">Rang désiré <text:span text:style-name="T3">× 5</text:span>XP.</text:p>
      <text:p text:style-name="Standard">Création de Cnaeus et Éleuthéria : Cnaeus est un soldat, il ne faut donc pas négliger son physique, on vise le rang 3. Il faut donc d’abord payer le rang 2 (2 <text:span text:style-name="T3">×</text:span> 5XP = 10XP) puis le rang 3 à son tour (3 <text:span text:style-name="T3">×</text:span> 5XP = 15XP) ; pour un total de 25XP.</text:p>
      <text:p text:style-name="Standard">Sa coordination est cruciale : c’est après tout ce trait qui permet de toucher sa cible, on vise donc là aussi le rang 3. Là encore, le coût total sera de 2<text:span text:style-name="T3">×</text:span>5+3<text:span text:style-name="T3">×</text:span>5 = 25XP.</text:p>
      <text:p text:style-name="Standard">Un bon soldat ne doit pas être ignare ou timoré, c’est donc le rang 2 qui est visé pour le mental et la volonté ; chacun à un coût de 10XP, ce qui ajoute 20XP aux dépenses.</text:p>
      <text:p text:style-name="Standard">C’est la présence qui est sacrifiée : Cnaeus peut être un rustre tant qu’il manie bien le glaive ; on laisse donc ce trait au rang 1, sans coût.</text:p>
      <text:p text:style-name="Standard">Le total d’XP dépensé pour les traits de Cnaeus est donc de 25+25+10+10+0=70XP.</text:p>
      <text:p text:style-name="Standard">Quant à Éleuthéria, une chambellane ne peut faire l’impasse sur le mental et la présence : ces deux traits sont donc passés au rang 3. Afin qu’elle ne soit ni gauche ni timide on passe mental et volonté au rang 2 et c’est le physique qui est sacrifié, restant au rang 1. Éleuthéria possède donc les mêmes rangs dans ses traits que Cnaeus (2 traits au rang 3, 2 traits au rang 2 et un trait au rang 1) même si <text:soft-page-break/>ceux-ci sont répartis différemment (les mêmes traits n’ont pas les mêmes rangs). Le calcul est donc le même et Éleuthéria a donc pour l’instant 70XP investis dans ses caractéristiques.</text:p>
      <text:p text:style-name="Standard">Il reste donc 80XP (150-70) aux deux personnages.</text:p>
      <text:p text:style-name="Standard"/>
      <text:p text:style-name="Standard">Domaines : l’augmentation des domaines se fait à un coût de :</text:p>
      <text:p text:style-name="Standard">Rang désiré <text:span text:style-name="T4">×</text:span> 3 XP.</text:p>
      <text:p text:style-name="Standard">Création de Cnaeus et Éleuthéria : l’entraînement de Cnaeus nécessite le rang 3 dans le domaine action. Il faut donc d’abord acheter le rang 2 (2 <text:span text:style-name="T5">×</text:span> 3XP = 6XP) puis le rang 3 (3 <text:span text:style-name="T5">×</text:span> 3XP = 9XP) ; pour un total de 15XP.</text:p>
      <text:p text:style-name="Standard">Cnaeus a au moins eu une vague formation à la reconnaissance, son domaine « analyse » est donc au rang 2, pour 6XP.</text:p>
      <text:p text:style-name="Standard">L’essentiel de son entraînement étant martial, le domaine « combat au corps à corps » est son cœur de métier et doit posséder le rang 3, là encore pour 15XP.</text:p>
      <text:p text:style-name="Standard">Enfin, au contact des aristocrates qu’il sert, Cnaeus a reçu un vernis de sociabilité, menant son domaine « social » au rang 2, pour 6XP.</text:p>
      <text:p text:style-name="Standard">Avec un total de 42XP investis dans ses domaines (15 + 6 + 15 + 6), il reste donc 38XP à Cnaeus (80 – 42) pour ses dépenses ultérieures.</text:p>
      <text:p text:style-name="Standard">Éleuthéria, quant à elle, se doit d’avoir une certaine perspicacité, son domaine « analyse » est donc au rang 2 pour 6XP. Le domaine « social » est son cœur de métier, on le monte au rang 3 pour 15XP.</text:p>
      <text:p text:style-name="Standard">Afin de ne pas être totalement démunie dans le cas où elle devrait assurer sa propre défense, son domaine « combat au corps à corps » est passé au rang 2, pour 6XP.</text:p>
      <text:p text:style-name="Standard">Éleuthéria a donc dépensé 27XP dans ses domaines, il lui reste au final 53XP.</text:p>
      <text:p text:style-name="Standard"/>
      <text:p text:style-name="Standard">Compétences : l’augmentation des compétences se fait à un coût de :</text:p>
      <text:p text:style-name="Standard">Rang désiré <text:span text:style-name="T5">×</text:span> 2 XP.</text:p>
      <text:p text:style-name="Standard">Mais attention ! Les compétences doivent suivre une règle cardinale : aucune compétence ne peut avoir un rang supérieur à son domaine de rattachement. Si une compétence possède autant de rangs que son domaine et que l’on souhaite l’augmenter, il faut donc au préalable augmenter le domaine.</text:p>
      <text:p text:style-name="Standard">N’oubliez pas que les compétences ne commencent pas au rang 1, contrairement aux traits et aux domaines : il faut donc acheter ce premier rang.</text:p>
      <text:p text:style-name="Standard">Création de Cnaeus et Éleuthéria : Cnaeus se doit de posséder la compétence « armes à lame longue » au rang 3 pour être un soldat efficace, on achète donc d’abord le rang 1 (1 <text:span text:style-name="T5">×</text:span> 2XP = 2XP) puis le rang 2 (2 <text:span text:style-name="T5">×</text:span> 2XP = 4XP) puis le rang 3 (3 <text:span text:style-name="T5">×</text:span> 2XP = 6XP) ; pour un total de 12XP. Son domaine « combat au corps à corps » est lui-même rang 3, donc ce rang est légal pour cette compétence.</text:p>
      <text:p text:style-name="Standard">Dans le domaine « action », on passe ses compétence « athlétisme » et « équitation » au rang 2, pour 6XP (1<text:span text:style-name="T5">×</text:span>2 + 2<text:span text:style-name="T5">×</text:span>2) chacune, soit 12XP au total. Le rang du domaine est de 3, ces compétences peuvent donc atteindre le rang 2.</text:p>
      <text:p text:style-name="Standard">Dans le domaine « analyse », la compétence « empathie » passe au rang 1 pour 2XP et la compétence « investigation » au rang 2 pour 6XP. Soit 8 XP au total, le rang 2 du domaine autorise ces augmentations.</text:p>
      <text:p text:style-name="Standard">Enfin, la compétence « art oratoire » passe au rang 2, pour un coût de 6XP, au même rang que celui du domaine.</text:p>
      <text:p text:style-name="Standard">Cnaeus a donc dépensé au total 38XP (12+12+8+6) dans ses compétences : il s’agissait là de la totalité de sa réserve, il ne lui en reste donc plus, la création de ses caractéristiques principales est donc terminée.</text:p>
      <text:p text:style-name="Standard">Pour Éleuthéria, ce sont les compétences « art oratoire » et « subterfuge » qui sont primordiales : elles sont donc toutes deux passées au rang 3 pour 12XP chacune, soit 24XP en tout.</text:p>
      <text:p text:style-name="Standard">Afin de pouvoir se défendre avec son couteau sica, sa compétence « armes à lame courte » est au moins montée au rang 1, pour 2XP.</text:p>
      <text:p text:style-name="Standard">Tant son domaine « social » que son domaine « combat au corps à corps » possèdent suffisamment de rangs pour autoriser ces augmentations.</text:p>
      <text:p text:style-name="Standard"><text:soft-page-break/>Là où les choses se corsent, c’est qu’il est souhaitable qu’Eleuthéria dispose d’une compétence « empathie » au rang 2 et d’une compétence « investigation » au rang 3. Le domaine « analyse » étant au rang 2, il n’y a pas de problème pour l’empathie, qui passe au rang 2 pour 6XP, mais il n’est pas possible de dépasser le rang 2 en investigation sans augmenter le domaine au préalable. C’est donc chose faite : l’analyse passe au rang 3 (pour 3x3XP = 9XP, les rangs précédents étant déjà acquis) et l’investigation passe au rang 3 pour 12XP. Cette opération ayant donc coûté en tout 27XP (6+9+12).</text:p>
      <text:p text:style-name="Standard">Au final, Eleuthéria aura donc dépensé la totalité des 53XP qui lui restaient, la création de ses caractéristiques principales est donc terminée. </text:p>
      <text:p text:style-name="Standard"/>
      <text:p text:style-name="Standard">Progression ultérieure : le MJ distribue aux joueurs des XP selon son bon vouloir afin de quantifier les progrès effectués par les personnages. En ce qui me concerne, ma pratique est de donner entre 4 et 12XP à la fin de chaque séance de jeu suivant la durée et l’intensité narrative de celle-ci. A ce titre, je donnerais 4XP à l’issue de la courte aventure libre de ce document, 8XP pour une séance de jeu classique et 12XP pour une superbe séance avec des enjeux dantesques et que nous terminerions tard dans la nuit, rivetés par l’intrigue.</text:p>
      <text:p text:style-name="Standard">Mais ceci ne constitue pas une règle mais un simple conseil : le MJ est souverain en ce qui concerne les XP, il peut en donner au milieu d’une séance (1 par scène par exemple), uniquement au bout de plusieurs séances (en fin de scenario par exemple), bref, sa décision est la règle.</text:p>
      <text:p text:style-name="Standard">Comme indiqué plus haut, il n’y a pas de différence entre la création et la progression d’un personnage : les mêmes règles sont utilisées pour répartir des XP donnés en jeu que pour ceux utilisés lors de la création initiale.</text:p>
      <text:p text:style-name="Standard"/>
      <text:p text:style-name="Standard">Calcul des caractéristiques secondaires</text:p>
      <text:p text:style-name="Standard">Les caractéristiques secondaires sont calculées en fonction des valeurs des caractéristiques principales. Dès que ces-dernières changent (généralement du fait de l’acquisition d’XP, mais on peut aussi imaginer un sortilège ou un équipement les modifiant temporairement), il faut alors les recalculer (c’est pour cela que l’on attend d’avoir totalement dépensé les XP de création pour calculer leur valeur initiale en une seule fois).</text:p>
      <text:p text:style-name="Standard"/>
      <text:p text:style-name="Standard">Défense : la défense se calcule de la façon suivante :</text:p>
      <text:p text:style-name="Standard">Coordination x 5 + 5.</text:p>
      <text:p text:style-name="Standard">Création de Cnaeus et Eleuthéria : avec une coordination de 3, Cnaeus possède une défense de 20 (3 x 5 + 5) ; Eleuthéria, quant à elle, possède une coordination de 2 pour une défense de 15 (2 x 5 + 5).</text:p>
      <text:p text:style-name="Standard">La fiche perso de Cnaeus pour l’aventure libre indique une défense de 25 car son bonus d’armure est inclus (voir plus loin).</text:p>
      <text:p text:style-name="Standard"/>
      <text:p text:style-name="Standard">Initiative : l’initiative est la somme de deux valeurs : la base d’initiative et le bonus d’initiative.</text:p>
      <text:p text:style-name="Standard">La base d’initiative dépend de la coordination et est issue du tableau suivant :</text:p>
      <text:p text:style-name="Standard"/>
      <text:p text:style-name="Standard">Le bonus d’initiative dépend du mental et est issu du tableau suivant :</text:p>
      <text:p text:style-name="Standard"/>
      <text:p text:style-name="Standard">Création de Cnaeus et Eleuthéria : avec une coordination de 3, Cnaeus possède une base d’initiative de 3, son mental de 2 lui donne un bonus d’initiative de 0 ; il possède donc une initiative de 3.</text:p>
      <text:p text:style-name="Standard">Eleuthéria possède une coordination de 2, donc une base d’initiative de 2 avec un bonus d’initiative de 0 du fait de ses 3 rangs de mental.</text:p>
      <text:p text:style-name="Standard"/>
      <text:p text:style-name="Standard">Santé : le point de rupture est égal au rang de physique, le point de mort est égal à la somme des rangs de physique et de volonté.</text:p>
      <text:p text:style-name="Standard">Création de Cnaeus et Eleuthéria : avec un physique de 3 et une volonté de 2, Cnaeus possède une santé de 3/5. Eleuthéria possède un unique rang de physique et 2 rangs de volonté, entraînant une santé de 1/3.</text:p>
      <text:p text:style-name="Standard"><text:soft-page-break/>Et avec ce dernier calcul, nos deux personnages sont fins prêts pour leurs aventures !</text:p>
      <text:p text:style-name="Standard"/>
      <text:p text:style-name="Standard">Equipement</text:p>
      <text:p text:style-name="Standard">Protections</text:p>
      <text:p text:style-name="Standard">Armures : il existe trois types d’armures.</text:p>
      <text:p text:style-name="Standard">Les armures légères : il s’agit de protections intrinsèquement limitées (comme une armure de cuir ou un gambison par exemle) ou d’une protection plus lourde mais partielle (comme porter uniquement une cuirasse). Une telle armure accorde un bonus de +5 à la défense.</text:p>
      <text:p text:style-name="Standard">Les armures lourdes : il s’agit de protections fortes et couvrant correctement le porteur (comme une armure de chevalier par exemple). Une telle armure accorde un bonus de +10 à la défense.</text:p>
      <text:p text:style-name="Standard"/>
      <text:p text:style-name="Standard">Boucliers : un bouclier accorde un bonus de +5 à la défense, en plus de l’armure.</text:p>
      <text:p text:style-name="Standard"/>
      <text:p text:style-name="Standard">Armes</text:p>
      <text:p text:style-name="Standard">Toutes les armes sont présentées par catégorie d’arme (la compétence à employer pour les manier).</text:p>
      <text:p text:style-name="Standard"/>
      <text:p text:style-name="Standard">Blqblq sur temps de recharge des armedist<text:bookmark text:name="_GoBack"/></text:p>
      <text:p text:style-name="Standard"/>
      <text:p text:style-name="Standard"/>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system" style:font-pitch="variable"/>
    <style:font-face style:name="F" svg:font-family="" style:font-family-generic="system" style:font-pitch="variable"/>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ource Sans Pro" svg:font-family="'Source Sans Pr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style:font-name="Calibri" fo:font-family="Calibri"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1" style:font-family-complex="'Lohit Devanagari'"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ATOU Gaël CR1</meta:initial-creator>
    <meta:editing-cycles>30</meta:editing-cycles>
    <meta:creation-date>2022-02-17T09:11:00</meta:creation-date>
    <dc:date>2022-02-18T16:40:51.251860833</dc:date>
    <meta:editing-duration>PT5H10M34S</meta:editing-duration>
    <meta:generator>LibreOffice/7.2.5.2.0$Linux_X86_64 LibreOffice_project/20$Build-2</meta:generator>
    <meta:document-statistic meta:table-count="0" meta:image-count="0" meta:object-count="0" meta:page-count="4" meta:paragraph-count="73" meta:word-count="2045" meta:character-count="11188" meta:non-whitespace-character-count="9214"/>
    <meta:user-defined meta:name="AppVersion">16.0000</meta:user-defined>
    <meta:user-defined meta:name="Company">Ministère des Armées</meta:user-defined>
    <meta:template xlink:type="simple" xlink:actuate="onRequest" xlink:title="Normal.dotm" xlink:href=""/>
  </office:meta>
</office:document-meta>
</file>